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style:text-underline-style="solid" style:text-underline-width="auto" style:text-underline-color="font-color"/>
    </style:style>
    <style:style style:name="P4" style:family="paragraph" style:parent-style-name="Standard" style:list-style-name="L1">
      <style:text-properties style:text-underline-style="solid" style:text-underline-width="auto" style:text-underline-color="font-color"/>
    </style:style>
    <style:style style:name="P5" style:family="paragraph" style:parent-style-name="Standard">
      <style:text-properties style:text-underline-style="none"/>
    </style:style>
    <style:style style:name="P6" style:family="paragraph" style:parent-style-name="Standard" style:list-style-name="L2">
      <style:text-properties style:text-underline-style="none"/>
    </style:style>
    <style:style style:name="P7" style:family="paragraph" style:parent-style-name="Standard" style:list-style-name="L3">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T290 Progress Update - September 10, 2012</text:p>
      <text:p text:style-name="Standard"/>
      <text:list xml:id="list1237289424" text:style-name="L1">
        <text:list-header>
          <text:p text:style-name="P4">Last week Work done:</text:p>
          <text:p text:style-name="P4"/>
        </text:list-header>
        <text:list-item>
          <text:p text:style-name="P1">First of all I would like inform about little change of plans for this project. I have decided to start implementing project right away instead of making wireframes. The benefit will be ability to use agile development practices and accommodate changes more easily. Another benefit will be early development will give us more time to review and better the application. I plan to complete initial designed functionality with testing before November 10 and rest of the time I can use for beta testing and incorporating users' changes.</text:p>
        </text:list-item>
        <text:list-item>
          <text:p text:style-name="P1">I have completed Login and Register Page. I have also completed Forgot Password functionality. I have also designed the page (more or less complete)with what it might look like. Sign-In page is completed with final design.</text:p>
        </text:list-item>
        <text:list-item>
          <text:p text:style-name="P1">Currently home page shows the list of users on home page. On click of it will ask for login; after login page will show user's details.</text:p>
        </text:list-item>
        <text:list-item>
          <text:p text:style-name="P1">Login page have some validations like email and password can't be blank.</text:p>
        </text:list-item>
        <text:list-item>
          <text:p text:style-name="P1">User can also sign-up for this site. Validation is also implemented on this page.</text:p>
        </text:list-item>
        <text:list-item>
          <text:p text:style-name="P1">If user forgot password, he/she can click on forgot password, an email will be sent to email entered. Validation is enforced if entered email address doesn't belong to any user.</text:p>
          <text:p text:style-name="P1"><text:span text:style-name="T1">Note:</text:span> No emails are sent right now as it is implemented on local machine not on live server but emails will be sent as soon as uploaded to cloud server.</text:p>
        </text:list-item>
        <text:list-item>
          <text:p text:style-name="P1">I have decided to try out Responsive design practices for this project. In responsive design, web pages not needed to redesign for different screen sizes like laptop, tablet, mobile. I am try to implement this idea as much as possible but my main focus will always be functionality and usability on full size screen. I am using Twitter Bootstrap for layout and responsive design.</text:p>
        </text:list-item>
        <text:list-item>
          <text:p text:style-name="P1">Another major change from initial plan is that I have decided to use nosql database MongoDB instead of initially thought MySQL. I have used MySQL in most of my previous jobs but never used MongoDB or any other nosql/file based database which is gaining popularity in today's world. So as a result we might not get SQL diagram that correctly depicts database organization in MongoDB but I am still learning more about MongoDB.</text:p>
          <text:p text:style-name="P1"/>
        </text:list-item>
      </text:list>
      <text:p text:style-name="P2"><text:span text:style-name="T2"><text:tab/></text:span>Next Week Plans:</text:p>
      <text:p text:style-name="P2"/>
      <text:list xml:id="list775338102" text:style-name="L2">
        <text:list-item>
          <text:p text:style-name="P6">After login user can enter expense. Some structure to define how to find another user to share expenses with. User can enter expense and can add friend if he/she is already user.</text:p>
        </text:list-item>
        <text:list-item>
          <text:p text:style-name="P6">After this I will implement so far implementation on Cloud mostly on Heroku.</text:p>
        </text:list-item>
      </text:list>
      <text:p text:style-name="P5"/>
      <text:p text:style-name="P5"><text:tab/><text:span text:style-name="T1">Technology Used so Far:</text:span></text:p>
      <text:list xml:id="list1544852863" text:style-name="L3">
        <text:list-item>
          <text:p text:style-name="P7">rails 3.2.8</text:p>
        </text:list-item>
        <text:list-item>
          <text:p text:style-name="P7">mongoDB 2.2.0</text:p>
        </text:list-item>
        <text:list-item>
          <text:p text:style-name="P7">jQuery latest version always</text:p>
        </text:list-item>
        <text:list-item>
          <text:p text:style-name="P7">Twitter Bootstrap</text:p>
        </text:list-item>
        <text:list-item>
          <text:p text:style-name="P7">GitHub</text:p>
        </text:list-item>
      </text:list>
      <text:p text:style-name="P5"/>
      <text:p text:style-name="P5"><text:tab/><text:span text:style-name="T1">Code Location:</text:span></text:p>
      <text:p text:style-name="Standard"><text:span text:style-name="T2"><text:tab/>Most recent code is located at </text:span><text:a xlink:type="simple" xlink:href="https://github.com/kashyap-bhatt15/expense_manager">https://github.com/kashyap-bhatt15/expense_manager</text:a>. It is open source repository which any one can look and also download if they want. I will upload periodical code there and from there I will deploy on cloud. I will also show you when the latest update was made and what changes were made in all upda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665in" fo:margin-bottom="0.583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2-09-10T10:28:13</meta:creation-date>
    <dc:date>2012-09-10T11:19:40</dc:date>
    <dc:creator>User </dc:creator>
    <meta:editing-duration>PT36M17S</meta:editing-duration>
    <meta:editing-cycles>7</meta:editing-cycles>
    <meta:generator>LibreOffice/3.5$Linux_X86_64 LibreOffice_project/350m1$Build-2</meta:generator>
    <meta:document-statistic meta:table-count="0" meta:image-count="0" meta:object-count="0" meta:page-count="1" meta:paragraph-count="22" meta:word-count="519" meta:character-count="708" meta:non-whitespace-character-count="2499"/>
  </office:meta>
</office:document-meta>
</file>